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4.445cm" svg:x="10.525cm" svg:y="1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525cm" svg:y1="3.223cm" svg:x2="7.35cm" svg:y2="4.81cm" draw:start-shape="id1" draw:start-glue-point="5" draw:end-shape="id2" svg:d="m10525 3223h-1588v1587h-1587">
          <text:p/>
        </draw:connector>
        <draw:custom-shape draw:style-name="gr1" draw:text-style-name="P1" xml:id="id2" draw:id="id2" draw:layer="layout" svg:width="4.445cm" svg:height="2.54cm" svg:x="2.905cm" svg:y="3.54cm">
          <text:p text:style-name="P1">About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97cm" svg:y1="3.223cm" svg:x2="16.933cm" svg:y2="5.397cm" draw:start-shape="id1" draw:start-glue-point="7" svg:d="m14970 3223h1232v2174h731">
          <text:p/>
        </draw:connector>
        <draw:custom-shape draw:style-name="gr1" draw:text-style-name="P1" draw:layer="layout" svg:width="5.08cm" svg:height="2.54cm" svg:x="16.875cm" svg:y="4.175cm">
          <text:p text:style-name="P1">Friends&amp;Famil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748cm" svg:y1="5.445cm" svg:x2="12.753cm" svg:y2="8.519cm" draw:start-shape="id1" draw:start-glue-point="6" svg:d="m12748 5445v1788h5v1286">
          <text:p/>
        </draw:connector>
        <draw:custom-shape draw:style-name="gr3" draw:text-style-name="P1" xml:id="id3" draw:id="id3" draw:layer="layout" svg:width="4.445cm" svg:height="3.81cm" svg:x="10.525cm" svg:y="6.08cm">
          <text:p text:style-name="P1">Smosh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525cm" svg:y1="7.985cm" svg:x2="5.371cm" svg:y2="12.092cm" draw:start-shape="id3" svg:d="m10525 7985h-2828v4107h-2326">
          <text:p/>
        </draw:connector>
        <draw:custom-shape draw:style-name="gr1" draw:text-style-name="P1" draw:layer="layout" svg:width="5.08cm" svg:height="3.175cm" svg:x="2.905cm" svg:y="9.255cm">
          <text:p text:style-name="P1">AboutSmosh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747cm" svg:y1="9.89cm" svg:x2="12.753cm" svg:y2="11.06cm" draw:start-shape="id3" svg:d="m12747 9890v836h6v334">
          <text:p/>
        </draw:connector>
        <draw:custom-shape draw:style-name="gr1" draw:text-style-name="P1" draw:layer="layout" svg:width="5.08cm" svg:height="3.175cm" svg:x="8.62cm" svg:y="10.525cm">
          <text:p text:style-name="P1">Smoshpic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97cm" svg:y1="7.985cm" svg:x2="19.632cm" svg:y2="12.542cm" draw:start-shape="id3" draw:start-glue-point="1" svg:d="m14970 7985h2582v4557h2080">
          <text:p/>
        </draw:connector>
        <draw:custom-shape draw:style-name="gr1" draw:text-style-name="P1" draw:layer="layout" svg:width="5.08cm" svg:height="3.175cm" svg:x="14.97cm" svg:y="10.525cm">
          <text:p text:style-name="P1">Hater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837cm" svg:x1="14.97cm" svg:y1="7.985cm" svg:x2="28.575cm" svg:y2="14.367cm" draw:start-shape="id3" svg:d="m14970 7985h8890v6382h4715">
          <text:p/>
        </draw:connector>
        <draw:custom-shape draw:style-name="gr1" draw:text-style-name="P1" draw:layer="layout" svg:width="5.08cm" svg:height="3.81cm" svg:x="21.955cm" svg:y="11.795cm">
          <text:p text:style-name="P1">Smosh.com.htm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2" draw:layer="layout" svg:width="15.875cm" svg:height="3.81cm" svg:x="6.08cm" svg:y="5.445cm">
          <text:p text:style-name="P2"><text:span text:style-name="T1">Pretty Little Liar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81cm" svg:x="1cm" svg:y="5.445cm">
          <text:p text:style-name="P1">Logo.jp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81cm" svg:x="22.495cm" svg:y="5.445cm">
          <text:p text:style-name="P1">Logo.jp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875cm" svg:height="9.525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9.525cm" svg:x="1cm" svg:y="11.065cm">
          <text:p text:style-name="P1">Diduknow.htm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9.525cm" svg:x="22.495cm" svg:y="11.065cm">
          <text:p text:style-name="P1">Diduknow.htm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45cm" svg:height="1.27cm" svg:x="6.08cm" svg:y="9.89cm">
          <text:p text:style-name="P1">a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08cm" svg:height="1.27cm" svg:x="11.16cm" svg:y="9.89cm">
          <text:p text:style-name="P1">Ab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445cm" svg:height="1.27cm" svg:x="16.875cm" svg:y="9.89cm">
          <text:p text:style-name="P1">Friends&amp;Fami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23T12:01:58</meta:creation-date>
    <dc:date>2012-05-14T12:38:46</dc:date>
    <dc:creator>Student </dc:creator>
    <meta:editing-duration>PT50M32S</meta:editing-duration>
    <meta:editing-cycles>5</meta:editing-cycles>
    <meta:generator>LibreOffice/3.3$Linux LibreOffice_project/330m19$Build-202</meta:generator>
    <meta:document-statistic meta:object-count="24"/>
  </office:meta>
</office:document-meta>
</file>